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color="#000000" fo:background-color="transparen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hier des charges initial</text:p>
      <text:p text:style-name="P3"/>
      <text:p text:style-name="P2">Étudiants:</text:p>
      <text:p text:style-name="P9"/>
      <text:p text:style-name="Standard">Sébastien Saint-Martin : <text:a xlink:type="simple" xlink:href="mailto:saintmar@poste.isima.fr">saintmar@poste.isima.fr</text:a> </text:p>
      <text:p text:style-name="P5"><text:span text:style-name="T1">Maxime Escourbiac : </text:span><text:a xlink:type="simple" xlink:href="mailto:escourbi@poste.isima.fr"><text:span text:style-name="T1">escourbi@poste.isima.fr</text:span></text:a><text:span text:style-name="T1"> </text:span></text:p>
      <text:p text:style-name="P4"/>
      <text:p text:style-name="P4"/>
      <text:p text:style-name="P4">Principe:</text:p>
      <text:p text:style-name="P4"/>
      <text:p text:style-name="P6"><text:s text:c="3"/>Jeu de bataille navale graphique, avec mode un joueur, et mode multijoueurs via un réseau.</text:p>
      <text:p text:style-name="P6"><text:s text:c="3"/></text:p>
      <text:p text:style-name="P4">Règles:</text:p>
      <text:p text:style-name="P6"><text:s text:c="3"/></text:p>
      <text:p text:style-name="P6"><text:s text:c="3"/>Nous utiliserons les règles standard de la bataille navale </text:p>
      <text:p text:style-name="P6"><text:s text:c="3"/>(http://fr.wikipedia.org/wiki/Bataille_navale_(jeu)) </text:p>
      <text:p text:style-name="P6"><text:s/></text:p>
      <text:p text:style-name="P4">Objectifs(minimum):</text:p>
      <text:p text:style-name="P8"><text:s text:c="2"/></text:p>
      <text:p text:style-name="P6"><text:s text:c="4"/>Réaliser un jeu fonctionnel dans le temps imparti pour le projet.</text:p>
      <text:p text:style-name="P6"><text:s text:c="4"/>Le jeu pourra fonctionner sur les systèmes suivants: </text:p>
      <text:p text:style-name="P6"><text:s text:c="86"/>- Linux/UNIX 32bit</text:p>
      <text:list xml:id="list147659342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"><text:s text:c="20"/>- Windows XP 32bi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 text:c="4"/>Le jeu sera jouable en multijoueurs sur un réseau local.</text:p>
      <text:p text:style-name="P6"><text:s text:c="4"/>Une IA viable en mode un joueur.</text:p>
      <text:p text:style-name="P6"><text:s text:c="4"/>Une interface graphique intuitive avec prise en main avec la souris.</text:p>
      <text:p text:style-name="P6"><text:s text:c="4"/>Une interface prenant en compte des évènements sonore.</text:p>
      <text:p text:style-name="P6"/>
      <text:p text:style-name="P4">Objectifs(bonus):</text:p>
      <text:p text:style-name="P6"/>
      <text:p text:style-name="P6"><text:s text:c="3"/>Fonctionnel sur Mac OSX 10,5 et supérieur.</text:p>
      <text:p text:style-name="P6"><text:s text:c="3"/>Le jeu sera jouable en multijoueurs sur internet. (création d'un programme serveur)</text:p>
      <text:p text:style-name="P6"/>
      <text:p text:style-name="P4">Outils:</text:p>
      <text:p text:style-name="P4"/>
      <text:p text:style-name="P6"><text:s text:c="3"/>-Bibliothèque graphique &amp; évènement : SDL (Simple DirectMedia Layer) version 1,2.</text:p>
      <text:p text:style-name="P6"><text:s text:c="3"/>-Bibliothèque sonore <text:s text:c="28"/>: FMOD 3,75</text:p>
      <text:p text:style-name="P6"><text:s text:c="3"/>-Gestion du réseau <text:s text:c="32"/>: socket.h <text:s text:c="5"/>pour UNIX/Linux</text:p>
      <text:p text:style-name="P10"><text:span text:style-name="T2"><text:s text:c="68"/></text:span><text:span text:style-name="T3">winsock2.h pour <text:s/>WIN32.</text:span></text:p>
      <text:p text:style-name="P7"/>
      <text:p text:style-name="P4">Plan de développement:</text:p>
      <text:p text:style-name="P4"/>
      <text:p text:style-name="P6"><text:s text:c="3"/>-Fonctions intrinsèque au jeu, (placements des bateaux , gestion du tir).</text:p>
      <text:p text:style-name="P6"><text:s text:c="3"/>-Implémentation de la couche réseau.</text:p>
      <text:p text:style-name="P6"><text:s text:c="3"/>-Création de l'interface graphique/son.</text:p>
      <text:p text:style-name="P6"><text:s text:c="3"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20T00:19:25.01</meta:creation-date>
    <dc:date>2010-06-16T17:06:21</dc:date>
    <meta:editing-duration>PT00H14M33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36" meta:word-count="174" meta:character-count="1540"/>
    <dc:creator>Maxime ESCOURBIIAC</dc:creator>
  </office:meta>
</office:document-meta>
</file>